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Mono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/>Phase</text:p>
          </table:table-cell>
          <table:table-cell office:value-type="string" calcext:value-type="string">
            <text:p><text:s/>Block</text:p>
          </table:table-cell>
          <table:table-cell office:value-type="string" calcext:value-type="string">
            <text:p><text:s/>Item</text:p>
          </table:table-cell>
          <table:table-cell office:value-type="string" calcext:value-type="string">
            <text:p><text:s/>Response</text:p>
          </table:table-cell>
          <table:table-cell office:value-type="string" calcext:value-type="string">
            <text:p><text:s/>Accuracy</text:p>
          </table:table-cell>
          <table:table-cell office:value-type="string" calcext:value-type="string">
            <text:p><text:s/>Clusters number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tegory A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(COUNTIFS([Sheet1.D2:Sheet1.D6401];&quot;=1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(COUNTIFS([Sheet1.D2:Sheet1.D6401];&quot;=3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COUNTIFS([Sheet1.D2:Sheet1.D6401];&quot;=17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(COUNTIFS([Sheet1.D2:Sheet1.D6401];&quot;=19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(COUNTIFS([Sheet1.D2:Sheet1.D6401];&quot;=46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(COUNTIFS([Sheet1.D2:Sheet1.D6401];&quot;=48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(COUNTIFS([Sheet1.D2:Sheet1.D6401];&quot;=62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COUNTIFS([Sheet1.D2:Sheet1.D6401];&quot;=64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As</text:p>
          </table:table-cell>
          <table:table-cell table:formula="of:=SUM([.B2:.B9])/8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tegory A (%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COUNTIFS([Sheet1.D2:Sheet1.D6401];&quot;=9&quot;;[Sheet1.E2:Sheet1.E6401];&quot;=1&quot;))*100/400" office:value-type="float" office:value="36.25" calcext:value-type="float">
            <text:p>36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COUNTIFS([Sheet1.D2:Sheet1.D6401];&quot;=11&quot;;[Sheet1.E2:Sheet1.E6401];&quot;=1&quot;))*100/400"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COUNTIFS([Sheet1.D2:Sheet1.D6401];&quot;=25&quot;;[Sheet1.E2:Sheet1.E6401];&quot;=1&quot;))*100/400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COUNTIFS([Sheet1.D2:Sheet1.D6401];&quot;=27&quot;;[Sheet1.E2:Sheet1.E6401];&quot;=1&quot;))*100/400" office:value-type="float" office:value="93.25" calcext:value-type="float">
            <text:p>93.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COUNTIFS([Sheet1.D2:Sheet1.D6401];&quot;=38&quot;;[Sheet1.E2:Sheet1.E6401];&quot;=1&quot;))*100/4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COUNTIFS([Sheet1.D2:Sheet1.D6401];&quot;=40&quot;;[Sheet1.E2:Sheet1.E6401];&quot;=1&quot;))*100/400"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COUNTIFS([Sheet1.D2:Sheet1.D6401];&quot;=54&quot;;[Sheet1.E2:Sheet1.E6401];&quot;=1&quot;))*100/400"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COUNTIFS([Sheet1.D2:Sheet1.D6401];&quot;=56&quot;;[Sheet1.E2:Sheet1.E6401];&quot;=1&quot;))*100/400" office:value-type="float" office:value="50.75" calcext:value-type="float">
            <text:p>50.75</text:p>
          </table:table-cell>
        </table:table-row>
        <table:table-row table:style-name="ro1">
          <table:table-cell office:value-type="string" calcext:value-type="string">
            <text:p>Percentage of As</text:p>
          </table:table-cell>
          <table:table-cell table:formula="of:=SUM([.B14:.B21])/8" office:value-type="float" office:value="62.375" calcext:value-type="float">
            <text:p>62.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14:37:21.296913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5T14:49:33.504571937</dc:date>
    <meta:generator>LibreOffice/4.2.4.2$Linux_X86_64 LibreOffice_project/420m0$Build-2</meta:generator>
    <meta:editing-duration>PT10M37S</meta:editing-duration>
    <meta:editing-cycles>11</meta:editing-cycles>
    <meta:document-statistic meta:table-count="2" meta:cell-count="22447" meta:object-count="0"/>
  </office:meta>
</office:document-meta>
</file>